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risBlackBloxx" svg:font-family="BorisBlackBloxx" style:font-pitch="variable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36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BorisBlackBloxx" fo:font-size="16pt" style:font-size-asian="16pt" style:font-size-complex="16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Budget" table:style-name="ta1"><table:table-column table:style-name="co1" table:default-cell-style-name="Default"/><table:table-column table:style-name="co2" table:default-cell-style-name="Default"/><table:table-column table:style-name="co1" table:number-columns-repeated="4" table:default-cell-style-name="Default"/><table:table-row table:style-name="ro1"><table:table-cell table:style-name="ce1" office:value-type="string" calcext:value-type="string" table:number-columns-spanned="6" table:number-rows-spanned="1"><text:p>Budget för Ung Pirat Umeå 2016</text:p></table:table-cell><table:covered-table-cell table:number-columns-repeated="5"/></table:table-row><table:table-row table:style-name="ro2" table:number-rows-repeated="4"><table:table-cell table:number-columns-repeated="6"/></table:table-row><table:table-row table:style-name="ro2"><table:table-cell/><table:table-cell table:style-name="ce2" office:value-type="string" calcext:value-type="string"><text:p>Intäkter</text:p></table:table-cell><table:table-cell table:number-columns-repeated="4"/></table:table-row><table:table-row table:style-name="ro2"><table:table-cell/><table:table-cell office:value-type="string" calcext:value-type="string"><text:p>Lokalavdelningsbidrag 2014</text:p></table:table-cell><table:table-cell/><table:table-cell office:value-type="float" office:value="4000" calcext:value-type="float"><text:p>4000</text:p></table:table-cell><table:table-cell table:number-columns-repeated="2"/></table:table-row><table:table-row table:style-name="ro2"><table:table-cell/><table:table-cell office:value-type="string" calcext:value-type="string"><text:p>Julbidrag 2014</text:p></table:table-cell><table:table-cell/><table:table-cell office:value-type="float" office:value="1670" calcext:value-type="float"><text:p>1670</text:p></table:table-cell><table:table-cell table:number-columns-repeated="2"/></table:table-row><table:table-row table:style-name="ro2"><table:table-cell/><table:table-cell office:value-type="string" calcext:value-type="string"><text:p>Lokalavdelningsbidrag 2015</text:p></table:table-cell><table:table-cell/><table:table-cell office:value-type="float" office:value="4000" calcext:value-type="float"><text:p>4000</text:p></table:table-cell><table:table-cell table:number-columns-repeated="2"/></table:table-row><table:table-row table:style-name="ro2"><table:table-cell table:number-columns-repeated="6"/></table:table-row><table:table-row table:style-name="ro2"><table:table-cell table:number-columns-repeated="6"/></table:table-row><table:table-row table:style-name="ro2"><table:table-cell/><table:table-cell table:style-name="ce2" office:value-type="string" calcext:value-type="string"><text:p>Summa</text:p></table:table-cell><table:table-cell/><table:table-cell table:formula="of:=SUM([.D7:.D11])" office:value-type="float" office:value="9670" calcext:value-type="float"><text:p>9670</text:p></table:table-cell><table:table-cell table:number-columns-repeated="2"/></table:table-row><table:table-row table:style-name="ro2" table:number-rows-repeated="2"><table:table-cell table:number-columns-repeated="6"/></table:table-row><table:table-row table:style-name="ro2"><table:table-cell/><table:table-cell table:style-name="ce2" office:value-type="string" calcext:value-type="string"><text:p>Utgifter</text:p></table:table-cell><table:table-cell table:number-columns-repeated="4"/></table:table-row><table:table-row table:style-name="ro2"><table:table-cell/><table:table-cell office:value-type="string" calcext:value-type="string"><text:p>Bankavgifter</text:p></table:table-cell><table:table-cell/><table:table-cell office:value-type="float" office:value="603" calcext:value-type="float"><text:p>603</text:p></table:table-cell><table:table-cell table:number-columns-repeated="2"/></table:table-row><table:table-row table:style-name="ro2"><table:table-cell/><table:table-cell office:value-type="string" calcext:value-type="string"><text:p>Lokalhyra</text:p></table:table-cell><table:table-cell/><table:table-cell office:value-type="float" office:value="5000" calcext:value-type="float"><text:p>5000</text:p></table:table-cell><table:table-cell table:number-columns-repeated="2"/></table:table-row><table:table-row table:style-name="ro2"><table:table-cell table:number-columns-repeated="6"/></table:table-row><table:table-row table:style-name="ro2"><table:table-cell table:number-columns-repeated="6"/></table:table-row><table:table-row table:style-name="ro2"><table:table-cell table:number-columns-repeated="6"/></table:table-row><table:table-row table:style-name="ro2"><table:table-cell table:number-columns-repeated="6"/></table:table-row><table:table-row table:style-name="ro2"><table:table-cell table:number-columns-repeated="6"/></table:table-row><table:table-row table:style-name="ro2"><table:table-cell table:number-columns-repeated="6"/></table:table-row><table:table-row table:style-name="ro2"><table:table-cell table:number-columns-repeated="6"/></table:table-row><table:table-row table:style-name="ro2"><table:table-cell table:number-columns-repeated="6"/></table:table-row><table:table-row table:style-name="ro2"><table:table-cell table:number-columns-repeated="6"/></table:table-row><table:table-row table:style-name="ro2"><table:table-cell/><table:table-cell table:style-name="ce2" office:value-type="string" calcext:value-type="string"><text:p>Summa</text:p></table:table-cell><table:table-cell/><table:table-cell table:formula="of:=SUM([.D16:.D26])" office:value-type="float" office:value="14670" calcext:value-type="float"><text:p>14670</text:p></table:table-cell><table:table-cell table:number-columns-repeated="2"/></table:table-row><table:table-row table:style-name="ro2" table:number-rows-repeated="2"><table:table-cell table:number-columns-repeated="6"/></table:table-row><table:table-row table:style-name="ro2"><table:table-cell/><table:table-cell table:style-name="ce2" office:value-type="string" calcext:value-type="string"><text:p>Beräknat resultat</text:p></table:table-cell><table:table-cell/><table:table-cell table:formula="of:=[.D12]-[.D27]" office:value-type="float" office:value="0" calcext:value-type="float"><text:p>0</text:p></table:table-cell><table:table-cell table:number-columns-repeated="2"/></table:table-row><table:table-row table:style-name="ro2" table:number-rows-repeated="4"><table:table-cell table:number-columns-repeated="6"/></table:table-row>Bidrag för verksamhetsåret 2014 betalades ut i efterskott under början av 2015<table:table-row table:style-name="ro3"><table:table-cell/><table:table-cell table:style-name="ce3" office:value-type="string" calcext:value-type="string" table:number-columns-spanned="4" table:number-rows-spanned="1"><text:p>Bidrag för verksamhetsåret 2014 betalades ut i efterskott under början av 2015</text:p></table:table-cell><table:covered-table-cell table:number-columns-repeated="3"/><table:table-cell/></table:table-row>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orisBlackBloxx" svg:font-family="BorisBlackBloxx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1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1T09:26:43.978836932</meta:creation-date>
    <dc:date>2015-10-11T10:47:48.095991781</dc:date>
    <meta:editing-duration>PT1H12M4S</meta:editing-duration>
    <meta:editing-cycles>3</meta:editing-cycles>
    <meta:generator>LibreOffice/4.2.8.2$Linux_X86_64 LibreOffice_project/420m0$Build-2</meta:generator>
    <meta:document-statistic meta:table-count="1" meta:cell-count="44" meta:object-count="0"/>
  </office:meta>
</office:document-meta>
</file>